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73" calcext:value-type="float">
            <text:p>873</text:p>
          </table:table-cell>
          <table:table-cell table:style-name="ce7" table:formula="of:=COUNTIF([.B7:.B999];&quot;X&quot;)" office:value-type="float" office:value="747" calcext:value-type="float">
            <text:p>747</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28" calcext:value-type="float">
            <text:p>92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81">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03">00/00/0000</text:date>, <text:time style:data-style-name="N2" text:time-value="21:14:32.24130099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5-03T21:15:04.837370604</dc:date>
    <meta:editing-duration>P1DT3M42S</meta:editing-duration>
    <meta:editing-cycles>868</meta:editing-cycles>
    <meta:document-statistic meta:table-count="1" meta:cell-count="5256" meta:object-count="0"/>
  </office:meta>
</office:document-meta>
</file>